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rimson Pro" svg:font-family="'Crimson Pr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rimson Pro" fo:font-size="12pt" fo:font-weight="normal" officeooo:rsid="0007ecfd" officeooo:paragraph-rsid="0007ecf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rimson Pro" fo:font-size="12pt" fo:font-weight="normal" officeooo:rsid="0017b771" officeooo:paragraph-rsid="0017b77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rimson Pro" fo:font-size="12pt" fo:font-weight="normal" officeooo:rsid="0017b771" officeooo:paragraph-rsid="001c8ac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rimson Pro" fo:font-size="12pt" fo:font-weight="normal" officeooo:rsid="001ae1e4" officeooo:paragraph-rsid="001ae1e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rimson Pro" fo:font-size="12pt" fo:font-weight="normal" officeooo:rsid="001c8ac6" officeooo:paragraph-rsid="00235f3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rimson Pro" fo:font-size="12pt" fo:font-weight="normal" officeooo:rsid="00235f30" officeooo:paragraph-rsid="00235f3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rimson Pro" fo:font-size="12pt" fo:font-weight="normal" officeooo:rsid="002514d7" officeooo:paragraph-rsid="002514d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rimson Pro" fo:font-size="12pt" fo:font-weight="normal" officeooo:rsid="0027f53d" officeooo:paragraph-rsid="0028000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rimson Pro" fo:font-size="12pt" fo:font-weight="normal" officeooo:rsid="0028eabd" officeooo:paragraph-rsid="0028eab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rimson Pro" fo:font-size="12pt" fo:font-weight="normal" officeooo:rsid="002db566" officeooo:paragraph-rsid="002db56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rimson Pro" fo:font-size="12pt" fo:font-weight="normal" officeooo:rsid="0033c5b4" officeooo:paragraph-rsid="0033c5b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rimson Pro" fo:font-size="12pt" fo:font-weight="normal" officeooo:rsid="003920ac" officeooo:paragraph-rsid="003a023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rimson Pro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rimson Pro" fo:font-size="12pt" fo:font-weight="normal" officeooo:rsid="00235f30" officeooo:paragraph-rsid="00235f30" style:font-size-asian="10.5pt" style:font-weight-asian="normal" style:font-size-complex="12pt" style:font-weight-complex="normal"/>
    </style:style>
    <style:style style:name="T1" style:family="text">
      <style:text-properties officeooo:rsid="00098df9"/>
    </style:style>
    <style:style style:name="T2" style:family="text">
      <style:text-properties officeooo:rsid="000c4f90"/>
    </style:style>
    <style:style style:name="T3" style:family="text">
      <style:text-properties officeooo:rsid="000dcb38"/>
    </style:style>
    <style:style style:name="T4" style:family="text">
      <style:text-properties officeooo:rsid="000dcf90"/>
    </style:style>
    <style:style style:name="T5" style:family="text">
      <style:text-properties officeooo:rsid="000ec642"/>
    </style:style>
    <style:style style:name="T6" style:family="text">
      <style:text-properties officeooo:rsid="000f7192"/>
    </style:style>
    <style:style style:name="T7" style:family="text">
      <style:text-properties officeooo:rsid="0014864b"/>
    </style:style>
    <style:style style:name="T8" style:family="text">
      <style:text-properties officeooo:rsid="001570ee"/>
    </style:style>
    <style:style style:name="T9" style:family="text">
      <style:text-properties officeooo:rsid="0016511c"/>
    </style:style>
    <style:style style:name="T10" style:family="text">
      <style:text-properties officeooo:rsid="0018cc65"/>
    </style:style>
    <style:style style:name="T11" style:family="text">
      <style:text-properties officeooo:rsid="001b85ba"/>
    </style:style>
    <style:style style:name="T12" style:family="text">
      <style:text-properties officeooo:rsid="001c8ac6"/>
    </style:style>
    <style:style style:name="T13" style:family="text">
      <style:text-properties officeooo:rsid="0021b6cc"/>
    </style:style>
    <style:style style:name="T14" style:family="text">
      <style:text-properties officeooo:rsid="002282db"/>
    </style:style>
    <style:style style:name="T15" style:family="text">
      <style:text-properties officeooo:rsid="002670fc"/>
    </style:style>
    <style:style style:name="T16" style:family="text">
      <style:text-properties officeooo:rsid="0027f53d"/>
    </style:style>
    <style:style style:name="T17" style:family="text">
      <style:text-properties officeooo:rsid="0028000d"/>
    </style:style>
    <style:style style:name="T18" style:family="text">
      <style:text-properties officeooo:rsid="0028eabd"/>
    </style:style>
    <style:style style:name="T19" style:family="text">
      <style:text-properties officeooo:rsid="002aa77b"/>
    </style:style>
    <style:style style:name="T20" style:family="text">
      <style:text-properties officeooo:rsid="002b05d4"/>
    </style:style>
    <style:style style:name="T21" style:family="text">
      <style:text-properties officeooo:rsid="002db566"/>
    </style:style>
    <style:style style:name="T22" style:family="text">
      <style:text-properties officeooo:rsid="002f9f1f"/>
    </style:style>
    <style:style style:name="T23" style:family="text">
      <style:text-properties officeooo:rsid="003176f6"/>
    </style:style>
    <style:style style:name="T24" style:family="text">
      <style:text-properties officeooo:rsid="00354ba2"/>
    </style:style>
    <style:style style:name="T25" style:family="text">
      <style:text-properties officeooo:rsid="0035f905"/>
    </style:style>
    <style:style style:name="T26" style:family="text">
      <style:text-properties officeooo:rsid="003736b0"/>
    </style:style>
    <style:style style:name="T27" style:family="text">
      <style:text-properties officeooo:rsid="003a023b"/>
    </style:style>
    <style:style style:name="T28" style:family="text">
      <style:text-properties officeooo:rsid="003be3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BPM-CreationAlgoDoc</text:p>
      <text:p text:style-name="P13"/>
      <text:p text:style-name="P1">Stack&lt;T&gt; - <text:span text:style-name="T1">Einem Stack </text:span><text:span text:style-name="T2">können Werte hinzugefügt werden ähnlich einem Array oder eine Liste. </text:span><text:span text:style-name="T3">Die Werte, die zuletzt dem Stack hinzugefügt werden, werden schließlich zuerst verarbeitet, da ja wie bei einem Kartenstapel die letzte Karte, die man auf den Stapel legt, die </text:span><text:span text:style-name="T5">Oberste</text:span><text:span text:style-name="T4"> ist. </text:span><text:span text:style-name="T6">Um dem Stack einen Wert hinzuzufügen, nutzt man die dazugehörige ‘Push’-Methode. </text:span><text:span text:style-name="T7">Man kann den Stack mit der ‘Pop’- oder der ‘Peek’-Methode lesen. </text:span><text:span text:style-name="T8">Bei der ‘Pop’-Methode wird das oberste Element nach dem Ausführen gelöscht. Das heißt, </text:span><text:span text:style-name="T9">mit einer Schleife können alle Elemente in dem Stack gelesen werden. Die ‘Peek’-Methode löscht das Element beim Lesen nicht, was im Umkehrschluss bedeutet, dass man nur das letzte Element lesen kann.</text:span></text:p>
      <text:p text:style-name="P1"/>
      <text:p text:style-name="P3">Directory.Exists(<text:span text:style-name="T12">str</text:span>) - Nimmt einen String als Parameter und liefert einen bool-Wert zurück. <text:span text:style-name="T10">Diese Methode prüft, ob der angegebene Pfad existiert.</text:span></text:p>
      <text:p text:style-name="P2"/>
      <text:p text:style-name="P4">Directory.CreateDirectory(<text:span text:style-name="T12">str</text:span>) - <text:span text:style-name="T11">Nimmt einen String als Parameter und erstellt den Pfad mit allen Unterpfaden (Subdirectories), sofern es welche gibt.</text:span></text:p>
      <text:p text:style-name="P4"/>
      <text:p text:style-name="P5">[String].Replace(str1 , str2) – <text:span text:style-name="T13">Diese Methode kann für Strings angewendet werden und nutzt zwei Strings als Parameter. ‘</text:span><text:span text:style-name="T14">str1’ dient dazu, in dem eigentlichen String alles mit ‘str2’ zu ersetzen welches identisch zu ‘str1’ ist. </text:span></text:p>
      <text:p text:style-name="P6">Beispiel:</text:p>
      <text:p text:style-name="P6">string str = “Ich bin Hamza”;</text:p>
      <text:p text:style-name="P6"><text:span text:style-name="T15">str = </text:span>str.Replace(“Hamza”, “Max”);</text:p>
      <text:p text:style-name="P7"><text:span text:style-name="T15">Console.WriteLine</text:span>(str);</text:p>
      <text:p text:style-name="P7">Output: Ich bin Max</text:p>
      <text:p text:style-name="P7"/>
      <text:p text:style-name="P8">Directory.GetFile<text:span text:style-name="T18">s</text:span>(<text:span text:style-name="T21">str</text:span><text:span text:style-name="T19">) </text:span>- <text:span text:style-name="T11">Nimmt einen String als Parameter. </text:span><text:span text:style-name="T17">Diese Methode gibt alle Dateien innerhalb des angegebenen Pfades samt Pfad zurück.</text:span></text:p>
      <text:p text:style-name="P8"/>
      <text:p text:style-name="P9"><text:span text:style-name="T28">Path</text:span>. <text:span text:style-name="T16">GetFileName</text:span>(<text:span text:style-name="T21">str</text:span>) - <text:span text:style-name="T20">Nimmt einen String als Parameter. Gibt nur den Namen der Datei in dem angegebenen Pfad zurück.</text:span></text:p>
      <text:p text:style-name="P9"/>
      <text:p text:style-name="P10">Path.Combine(str1 , str2) - Nimmt zwei Strings als Parameter. <text:span text:style-name="T22">Kombiniert zwei String miteinander und gibt diesen dann </text:span><text:span text:style-name="T23">als Pfad </text:span><text:span text:style-name="T22">zurück.</text:span></text:p>
      <text:p text:style-name="P10"/>
      <text:p text:style-name="P11">File.Copy(str1, str2, <text:span text:style-name="T24">overwrite: [</text:span>bool<text:span text:style-name="T24">]</text:span>) – ‘<text:span text:style-name="T25">str1’ markiert den Pfad einer Datei und ‘str2’ den Ort, an den diese kopiert werden soll. </text:span><text:span text:style-name="T26">Der bool-Wert bezieht sich darauf, ob bei dem Fall einer bereits bestehenden gleichen Datei diese überschrieben werden soll.</text:span></text:p>
      <text:p text:style-name="P11"/>
      <text:p text:style-name="P12">Directory.GetDirectories(str) – <text:span text:style-name="T27">Gibt alle Pfade/Unterpfade (Subdirectories) in dem mitgegebenen Pfad mit Namen und Pfad zurück.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rimson Pro" svg:font-family="'Crimson Pr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2T23:53:05.407000000</meta:creation-date>
    <dc:date>2023-06-13T19:02:12.081000000</dc:date>
    <meta:editing-duration>PT2H7M36S</meta:editing-duration>
    <meta:editing-cycles>47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5" meta:word-count="309" meta:character-count="2150" meta:non-whitespace-character-count="1852"/>
  </office:meta>
</office:document-meta>
</file>